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tificationEventDescriptor.ge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ificationEventDescriptor.NotificationEventDescriptor( 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